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toti"&gt;Par minou !&lt;/div&gt;</text:p>
      <text:p text:style-name="Standard">&lt;div class="tot"&gt;&lt;div class="toi"&gt;Coucou les enfants,</text:p>
      <text:p text:style-name="Standard"/>
      <text:p text:style-name="Standard">Notre grand maître à tous l'a mentionné dans la dernière news, on s'est dit que ça pourrait être sympa de lancer des petites animations hrp [strike]pour compenser le fait qu'on a pas le niveau pour lancer un vrai event rp[/strike]. La première idée est d'organiser un ou plusieurs jeux avec les membres de DM. Dans un premier temps nous avons jeté notre dévolu sur des jeux de type « à identité secrète » (TAN TAN TAN !). Sans plus de suspens, les animations en question :</text:p>
      <text:p text:style-name="Standard"/>
      <text:p text:style-name="Standard">[b]Session « Among Us »[/b]</text:p>
      <text:p text:style-name="Standard">Pour ceux qui ne connaissent pas, Among Us (aka « le jeu avec des petits bonhommes dans l'espace ») c'est un jeu PC qui a [i]franchement[/i] la côte en ce moment. Le principe est simple : vous êtes des explorateurs de l'Espace et votre vaisseau est malencontreusement tombé en panne. Toute l'équipe se mobilise donc pour le réparer. SEULEMENT VOILA, au sein du crew se cache(nt) un ou plusieurs traître.s qui vont tenter d'éliminer les membres de l'équipage sans se faire cramer.</text:p>
      <text:p text:style-name="Standard"/>
      <text:p text:style-name="Standard">Pourquoi il [b]faut[/b] jouer à ce jeu :</text:p>
      <text:p text:style-name="Standard">-Il est très facile à prendre en main</text:p>
      <text:p text:style-name="Standard">-Il est vraiment très rigolo</text:p>
      <text:p text:style-name="Standard">-Vous allez pouvoir découvrir à qui vous ne pourrez jamais faire confiance (à part Cynthia, ça on le sait déjà tous).</text:p>
      <text:p text:style-name="Standard"/>
      <text:p text:style-name="Standard">Ce qui pourrait vous rebuter :</text:p>
      <text:p text:style-name="Standard">-C'est un jeu steam, et par extension payant. Pas très cher mais on comprend que ça fasse chier.</text:p>
      <text:p text:style-name="Standard">-Le vocal est pratiquement indispensable. Il y a un chat écrit intégré au jeu donc ceux qui veulent tenter l'expérience sans se plier au vocal, c'est possible, par contre vous allez ptetre être noyés sous la mauvaise foi de vos petits camarades</text:p>
      <text:p text:style-name="Standard">-Si vous aimez pas trop la joie.</text:p>
      <text:p text:style-name="Standard"/>
      <text:p text:style-name="Standard">Toutes les infos du jeu ici : </text:p>
      <text:p text:style-name="Standard">[url=https://store.steampowered.com/app/945360/Among_Us/]https://store.steampowered.com/app/945360/Among_Us/[/url]</text:p>
      <text:p text:style-name="Standard"/>
      <text:p text:style-name="Standard">[b]Session « Loups-Garous »[/b]</text:p>
      <text:p text:style-name="Standard">Pour les vraiment allergiques au vocal, une seconde activité vous est proposée : on ne le présente plus, c'est le pionnier du genre. Le choix n'est pas encore arrêté mais pour l'instant la plate-forme retenue c'est [url=https://wolfy.fr/]wolfy[/url]. On vous tiendra au jus si ça change.</text:p>
      <text:p text:style-name="Standard"/>
      <text:p text:style-name="Standard">[b]C'est quand qu'on joue ?[/b]</text:p>
      <text:p text:style-name="Standard">C'est tout l'objet de ce sondage ! On s'est dit que le week-end ça pouvait être un moment propice pour ce genre d'activités, d'où les dates proposées. On sait qu'on prévient avec peu de délai, mais PAS DE PANIQUE, si y a du monde de motivé on pourra reprogrammer des sessions ultérieures. Vous pouvez choisir toutes les dates où vous êtes dispos, on choisira en fonction des choix les plus populaires (en essayant d'éviter les collisions de planning ofc eheh). De même, les heures proposées dans le sondage sont INDICATIVES. C'est surtout pour faire une distinction du jour et si vous préférez faire ça l'aprèm ou le soir mais si les horaires vous arrange pas dites-le nous on pourra s'arranger =D</text:p>
      <text:p text:style-name="Standard"/>
      <text:p text:style-name="Standard">Voilà voilà, à vous les studios !</text:p>
      <text:p text:style-name="Standard"/>
      <text:p text:style-name="Standard">PS : si vous avez des autres idées de jeux sympas tous ensemble, n'hésitez pas à nous en glisser un <text:soft-page-break/>mot pour qu'on voit si on peut s'organiser ça &lt;3</text:p>
      <text:p text:style-name="Standard"/>
      <text:p text:style-name="Standard">Among Us vendredi 2 18h30</text:p>
      <text:p text:style-name="Standard">Among Us samedi 3 14h</text:p>
      <text:p text:style-name="Standard">Among Us samedi 3 18h30</text:p>
      <text:p text:style-name="Standard">Among Us dimanche 4 14h</text:p>
      <text:p text:style-name="Standard">Among Us dimanche 4 18h30</text:p>
      <text:p text:style-name="Standard">LG vendredi 2 18h30</text:p>
      <text:p text:style-name="Standard">LG samedi 3 14h</text:p>
      <text:p text:style-name="Standard">LG samedi 3 18h30</text:p>
      <text:p text:style-name="Standard">LG dimanche 4 14h</text:p>
      <text:p text:style-name="Standard">LG dimanche 4 18h30</text:p>
      <text:p text:style-name="Standard">&lt;/div&gt;&lt;/div&gt;</text:p>
      <text:p text:style-name="Standard">&lt;div class="toti"&gt;A l'eau, win&lt;/div&gt;</text:p>
      <text:p text:style-name="Standard">&lt;div class="tot"&gt;&lt;div class="toi"&gt;« [i]La nouvelle se répand comme une [strike]catin[/strike] traînée de poudre parmi les membres du cercle qui n'ont pas pu assister à la réunion officielle organisée par votre Haut.e Prêtre.sse en personne : un immense bal masqué inter-cercles va être organisé en l'honneur d'halloween. </text:p>
      <text:p text:style-name="Standard"/>
      <text:p text:style-name="Standard">Fait surprenant : absolument tout le monde sans exception y est convié. Aussi étrange que cela puisse paraître, l'ordre a été donné et il ne souffre aucune contestation possible : les Dieux eux-même en ont décidé ainsi ; pauvres et riches, nobles et sans lignées, tous seront mélangés pour cette soirée unique qui s'annonce inoubliable. </text:p>
      <text:p text:style-name="Standard"/>
      <text:p text:style-name="Standard">En ce jour de fête, munissez-vous de votre plus beau masque si vous le souhaitez -et le pouvez- et venez vous enjailler dans l'immense manoir d'Ülrich Van Maternhorn, riche héritier prusse et Solaris que l'amour du Tea Time a guidé jusqu'à cette merveilleuse ville de London, qui nous fait l'insigne honneur d'héberger l'événement dans son impressionnante demeure.[/i] »</text:p>
      <text:p text:style-name="Standard"/>
      <text:p text:style-name="Standard">&lt;hr/&gt;</text:p>
      <text:p text:style-name="Standard"/>
      <text:p text:style-name="Standard">Nous avons le plaisir de vous annoncer le lancement du premier event RP de DA ! Vous l'aurez compris, l'heure est à la fête et nous comptons sur vous pour mettre la bonne ambiance dans cette soirée dantesque (#theplacetobe #projectX) !</text:p>
      <text:p text:style-name="Standard"/>
      <text:p text:style-name="Standard">[b]Comment qu'ça se passe ?[/b]</text:p>
      <text:p text:style-name="Standard"/>
      <text:p text:style-name="Standard">Un sujet [b]global[/b] va être lancé au moment du démarrage de l'event. (Ordre de post, pas ordre de post ?). Comme dit plus haut, tout le monde est invité à participer, quelque soit votre cercle, votre classe sociale ou votre pointure. </text:p>
      <text:p text:style-name="Standard"/>
      <text:p text:style-name="Standard">Inrp, le port du masque n'est pas obligatoire [strike]parce qu'on est en 1850 et pas en 2020[/strike], vos personnages font ce qu'ils veulent (mais c'est sympa s'ils jouent le jeu). Pour les [i]sales pauvres[/i] qui voudraient porter un masque mais ne pourraient pas justifier le coût, deux options : soit vous avez un copain mécène dans vos relations qui vous fait une fleur, sinon les cercles ont décidé de dépanner ceux qui en plus d'être [i]pauvres[/i] n'ont pas d'amis (ouais, big deal le bal quoi).</text:p>
      <text:p text:style-name="Standard"/>
      <text:p text:style-name="Standard">[b]Comment que j'm'inscris à la boom ?[/b]</text:p>
      <text:p text:style-name="Standard"/>
      <text:p text:style-name="Standard">Rien de plus simple ! il suffit de remplir le formulaire suivant avec tes petites mimines :</text:p>
      <text:p text:style-name="Standard"/>
      <text:p text:style-name="Standard"><text:soft-page-break/>[code]</text:p>
      <text:p text:style-name="Text_20_body">[b]Pseudo : [/b]...Vraiment besoin de l'expliquer celui-là ?</text:p>
      <text:p text:style-name="Text_20_body">[b] Ça va ?[/b] Ou bien ? </text:p>
      <text:p text:style-name="Text_20_body">[b] Sur une échelle de 1 à 10, à quel point laissez vous le staff influer sur votre personnage [/b] : De 1 : on fait rien à 10, vous laissez à Elliot et à Leigh le droit de dire que votre personnage est possédé par le fantôme de Jonnhy.</text:p>
      <text:p text:style-name="Text_20_body">[b]Des demandes ou des choses à dire : [/b] Une remarque, un truc que vous ne voulez surtout pas que votre perso vive (genre si vous voulez pas qu'il perde une jambe à la suite d'une coupure de verre et une infection du tétanos, dites le nous).</text:p>
      <text:p text:style-name="Standard">[/code]</text:p>
      <text:p text:style-name="Standard"/>
      <text:p text:style-name="Standard">&lt;/div&gt;&lt;/div&gt;</text:p>
      <text:p text:style-name="Standard"/>
      <text:p text:style-name="Standard">Coucou les loulous !</text:p>
      <text:p text:style-name="Standard"/>
      <text:p text:style-name="Standard">[strike]CANNIBALE[/strike]</text:p>
      <text:p text:style-name="Standard"/>
      <text:p text:style-name="Standard">Eh oui, encore une news, on vous abreuve (pour votre plus grand plaisir, avouez-le) ! :sparkles:</text:p>
      <text:p text:style-name="Standard"/>
      <text:p text:style-name="Standard">Petite info pour commencer, la PA (Page d'Accueil pour les néophytes) a été entièrement recodée par notre très chère @"Isaya Goldsmith", un grand merci à elle ! Vous ne verrez probablement pas la différence car le layout est le même, mais le code a été amélioré (et nous évitera normalement de casser les liens des top-sites en voulant ajouter une recherche de relation *tousse*).</text:p>
      <text:p text:style-name="Standard"/>
      <text:p text:style-name="Standard">En parlant de PA, celle-ci se voit enrichie d'une nouvelle bouille, celle d'@"Aspasia Gaki" à qui nous avons le plaisir de décerner le titre de « membre du mois » pour l'ensemble de son œuvre : Gros rythme de RP, participation aux annexes des membres, forte présence dans le flood et sur la CB (même si on sait que celle-ci est toujours la maison d'Elliot *grozieux*) ! Toutes nos félicitations à elle !</text:p>
      <text:p text:style-name="Standard"/>
      <text:p text:style-name="Standard">Pour continuer sur les récompenses, nous avons mis en place une nouvelle bannière pour mettre en valeur les membres qui ont participé aux annexes (encore merci à eux!) dont voici l'image :</text:p>
      <text:p text:style-name="Standard"/>
      <text:p text:style-name="Standard">[img]<text:a xlink:type="simple" xlink:href="https://i.imgur.com/65aRgVU.png%5B/img" text:style-name="Internet_20_link" text:visited-style-name="Visited_20_Internet_20_Link">https://i.imgur.com/65aRgVU.png[/img</text:a>]</text:p>
      <text:p text:style-name="Standard"/>
      <text:p text:style-name="Standard">Pour l'instant ce nouveau fan club dont on est fans comprend donc nos très chers @"Aspasia Gaki" (évidemment, on vient de le dire, faut suivre un peu), @"Annabeth Cumberbatch", @"Aliyah L. Evans", @"Katherine De Hastings" et nous avons également décidé d'inclure @"Royce Harrison" pour [strike]sauver l'honneur de la gent masculine[/strike] sa carte de 1850.</text:p>
      <text:p text:style-name="Standard"/>
      <text:p text:style-name="Standard">Petit point sur la fréquentation du forum. Certains d'entre vous l'ont déjà vu (bande de stalkers), nous avons lancé un premier recensement histoire de maintenir la liste des membres. Ca se passe par [b][url=<text:a xlink:type="simple" xlink:href="https://damnatio-memoriae.forumsrpg.com/t259-recensement-jusqu-au-25-octobre#1920]ici[/url" text:style-name="Internet_20_link" text:visited-style-name="Visited_20_Internet_20_Link">https://damnatio-memoriae.forumsrpg.com/t259-recensement-jusqu-au-25-octobre#1920]ici[/url</text:a>][/b], n'oubliez pas d'aller vous faire [strike]dépister[/strike] recenser, et ce même si vous avez décidé de nous quitter (comme ça on sait quelles maisons on doit brûler). Et ce recensement nous permettra également de maintenir nos stats à jour !</text:p>
      <text:p text:style-name="Standard"/>
      <text:p text:style-name="Standard">En parlant de stats (magnifique transition, moi. Oh merci, ce n'est rien. Si si, j'insiste !), voici la répartition actuelle des membres inscrits sur DM selon les groupes (dans un graphique que les plus curieux pourraient chercher sur une page cachée super secrète et non répertoriée) :</text:p>
      <text:p text:style-name="Standard"/>
      <text:p text:style-name="Standard"><text:soft-page-break/>[img]<text:a xlink:type="simple" xlink:href="https://i.imgur.com/1jQA4Bs.png%5B/img" text:style-name="Internet_20_link" text:visited-style-name="Visited_20_Internet_20_Link">https://i.imgur.com/1jQA4Bs.png[/img</text:a>]</text:p>
      <text:p text:style-name="Standard"/>
      <text:p text:style-name="Standard">Les Noctalis sont donc toujours en tête, mais on notera une belle remontée des Solaris et des Praetores, tandis que les PNJ semblent éternellement bloqués au triste nombre de 1 (c'est pas comme ça qu'il va trouver un duo hein). (Oui, les pouilleux sont les membres non validés. [strike]Le staff[/strike] Elliot fait preuve d'un respect tout relatif vis à vis des membres de DM).</text:p>
      <text:p text:style-name="Standard"/>
      <text:p text:style-name="Standard">Et enfin, LAST BUT NOT LEAST, nous sommes particulièrement excités et avons l'IMMENSE plaisir de vous convier tous autant que vous êtes au tout premier EVENT RP de Damnatio Memoriae ! Toutes les infos et résa [strike]au numéro[/strike] sur le sujet qui lui est dédié (cette news est déjà beaucoup trop longue, va falloir apprendre à synthétiser un peu (par exemple en arrêtant de faire des parenthèses hors sujet)) que vous trouverez *INSERER LIEN EVENT* ici !</text:p>
      <text:p text:style-name="Standard"/>
      <text:p text:style-name="Standard">Voilà voilà, c'est tout (pour le moment), en espérant ne pas vous avoir trop noyés sous les infos !</text:p>
      <text:p text:style-name="Standard"/>
      <text:p text:style-name="Standard">Des bisous, on vous aime !</text:p>
      <text:p text:style-name="Standard"/>
      <text:p text:style-name="Standard">Le staff de DM.</text:p>
      <text:p text:style-name="P1">La soirée avance bon train. La musique est entraînante, les rires et les verres de champagne sont légion. Sur la piste, ceux qui sont adeptes de danse en plus de leur déité s'en donnent à cœur joie. Il y a beaucoup de monde et il est difficile de repérer les visages familiers dans telle foule, mais vous vous en sortez. Après tout, le buffet est excellent et les différentes prestations de qualité.</text:p>
      <text:p text:style-name="Standard"/>
      <text:p text:style-name="Standard">Soudain, le chaos. Jusque là tout se passait à merveille et l’alcool coulait à flot (peut-être même un peu trop). Si la soirée s’était terminée à ce moment là, les simples incidents à déplorer auraient été quelques pas de danse mal maîtrisés et des regards courroucés de nobles agacés. Mais le destin décida que ce soir là, les conventions sociales bafouées seraient la dernière chose dont les témoins se souviendraient.<text:line-break/>Soudain, plus rien. Un verre qui se brise, la salle qui se tait, le temps qui se fige. La salle entière se retrouve plongée dans le noir quelques secondes, les sources de lumières se sont éteintes, à l'instar des rires. Un courant d’air froid parcourt l’assemblée. Est-ce la peur, est-ce le vent, vous ne le saurez jamais. Soudain, plus rien.</text:p>
      <text:p text:style-name="Standard"/>
      <text:p text:style-name="Standard">Puis un hurlement, ou peut-être plusieurs, lorsque les vitres se brisent comme soufflées par une explosion.&lt;i&gt;La peur, l’effroi, l’horreur&lt;/i&gt;. Un frisson parcourt votre échine. Est-ce la peur, est-ce le vent, vous ne le saurez jamais. La panique s'empare des domestiques. Certains courent dans tous les sens. D'autres se terrent sous une table ou derrière un rideau. Vous vous sentez défaillir vous-même. Parmi les adeptes, l'incompréhension le dispute à la terreur. Un frisson parcourt votre échine.</text:p>
      <text:p text:style-name="Standard"/>
      <text:p text:style-name="Standard">&lt;i&gt;&lt;span class=USERNAME&gt;&lt;/span&gt;...&lt;/i&gt;</text:p>
      <text:p text:style-name="Standard"/>
      <text:p text:style-name="Standard">Un nouveau cri, quelque part dans l'assemblée. Un adepte, cette fois. Un cercle se forme autour d'une personne à un endroit de la pièce. Les gens s'éloignent. <text:s/>Un frisson parcourt votre échine.&lt;i&gt;&lt;span class=USERNAME&gt;&lt;/span&gt;...&lt;/i&gt; Votre regard se tourne instinctivement vers un Haut-Prêtre, vous ne l’appréciez sûrement pas, mais ils ont toujours la solution, du moins vous accrochez vous à cette certitude jusqu’à ce que la réalité de la situation vous apparaisse. Le Haut-Prêtre est possédé. Un frisson parcourt votre échine, votre tête se met à tourner mais restez conscients, comme étranger dans vos propres pensées. </text:p>
      <text:p text:style-name="Standard"/>
      <text:p text:style-name="Standard">&lt;span class=DIEU&gt;&lt;/span&gt; veut communiquer, vous le sentez. « Tourne la tête », vous obéissez, et croisez alors le regard d’un autre adepte. Vous y voyez une détermination sans faille, une sombre colère. « Il est possédé, tu dois l’arrêter avant qu’il n’aille dans son sanctuaire ». Vous clignez des yeux, et il vous semble percevoir le temps d’une demi mesure une aura noirâtre l’entourer, synonyme d’une puissance immense. « Regarde de ce côté maintenant ». Votre corps agit instinctivement, vos yeux rencontrent ceux d’un troisième adepte. « Il t’aidera, fais lui confiance ». Vous n’avez de toute façon pas d’autre choix. </text:p>
      <text:p text:style-name="P1">Comme sur DM on est des fifous, nous on aime bien [strike]les graphiques[/strike] innover. Du coup on vous propose également un système REVOLUTIONNAIRE. DU JAMAIS VU SUR AUCUN FORUM RP AUPARAVANT !!</text:p>
      <text:p text:style-name="Standard"/>
      <text:p text:style-name="Standard">J'ai nommé : l'ordre de post multiple (aka « par file »).</text:p>
      <text:p text:style-name="Standard"/>
      <text:p text:style-name="Standard">[b]Le principe :[/b] Les participants à l'event sont répartis en deux (ou trois) groupes (que nous appellerons « file » dans la suite de cette explication). Chacun des groupes se voit attribué un ordre de post comme s'ils étaient dans un sujet à part. Ces groupes n'ont [b]AUCUN[/b] impact inrp : vous êtes tous dans le même sujet, pouvez interagir entre groupes etc.</text:p>
      <text:p text:style-name="Standard"/>
      <text:p text:style-name="Standard">Il faut vraiment voir ça comme des files à La Poste : vous attendez votre tour mais vous pouvez parler aux gens de la file d'à côté [strike]et à 16h on ferme[/strike].</text:p>
      <text:p text:style-name="Standard"/>
      <text:p text:style-name="Standard">So.</text:p>
      <text:p text:style-name="Standard"/>
      <text:p text:style-name="Standard">[b]les avantages :[/b]</text:p>
      <text:p text:style-name="Standard">* Vous avez pas à attendre que 15 personnes postent pour pouvoir reposter</text:p>
      <text:p text:style-name="Standard">* Plusieurs posteurs up en même temps à chaque fois =&gt; on accélère le rythme</text:p>
      <text:p text:style-name="Standard">* Pour les angoissés du « omg il faut que je poste à l'event avant qu'il se soit passé un million de trucs » vous avez quand même un peu le temps de souffler entre chaque post</text:p>
      <text:p text:style-name="Standard">* Vous êtes plusieurs à avoir demandé un ordre de post, et il y en a un-ish</text:p>
      <text:p text:style-name="Standard">* Ce superbe graphique récapitulatif des avantages des différentes méthodes (je sais que vous aimez les graphiques et les statistiques) :</text:p>
      <text:p text:style-name="Standard"/>
      <text:p text:style-name="Standard">[img]https://i.imgur.com/rT60bLl.png[/im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30T22:18:30.88</meta:creation-date>
    <dc:date>2020-10-14T00:29:42.88</dc:date>
    <dc:creator>Théo </dc:creator>
    <meta:editing-duration>PT5H33M6S</meta:editing-duration>
    <meta:editing-cycles>301</meta:editing-cycles>
    <meta:generator>OpenOffice/4.1.1$Win32 OpenOffice.org_project/411m6$Build-9775</meta:generator>
    <meta:document-statistic meta:table-count="0" meta:image-count="0" meta:object-count="0" meta:page-count="6" meta:paragraph-count="84" meta:word-count="2295" meta:character-count="13782"/>
  </office:meta>
</office:document-meta>
</file>